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d91" officeooo:paragraph-rsid="00057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PDF has a view prote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22:47:50.737000000</meta:creation-date>
    <dc:date>2021-11-29T22:48:56.396000000</dc:date>
    <meta:editing-duration>PT1M12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7.1.5.2$Windows_X86_64 LibreOffice_project/85f04e9f809797b8199d13c421bd8a2b025d52b5</meta:generator>
  </office:meta>
</office:document-meta>
</file>